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  <text:p text:style-name="Standard">Eins zwei drei vier fünf sechs sieben acht neun zehn elf zwölf dreizehn vierzehn fünfzehn sechzeh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6-26T11:30:24</meta:creation-date>
    <dc:date>2008-06-26T13:07:35</dc:date>
    <dc:language>de-DE</dc:language>
    <meta:editing-cycles>2</meta:editing-cycles>
    <meta:editing-duration>PT2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76" meta:character-count="1078"/>
  </office:meta>
</office:document-meta>
</file>